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0E587BBAA8E15AAED2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626cm" svg:height="6.658cm" svg:x="0.116cm" svg:y="1.642cm">
          <draw:image xlink:href="Pictures/10000000000002A3000000E587BBAA8E15AAED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5:22:35.706000000</meta:creation-date>
    <dc:date>2016-05-18T15:29:28.074000000</dc:date>
    <meta:editing-duration>PT4M37S</meta:editing-duration>
    <meta:editing-cycles>4</meta:editing-cycles>
    <meta:generator>LibreOffice/5.1.2.2$Windows_x86 LibreOffice_project/d3bf12ecb743fc0d20e0be0c58ca359301eb705f</meta:generator>
    <meta:document-statistic meta:object-count="1"/>
  </office:meta>
</office:document-meta>
</file>